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D00000390D9DCE450E49A51D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  <style:font-face style:name="serif" svg:font-family="serif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.423cm" fo:margin-bottom="0.423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009637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T1" style:family="text">
      <style:text-properties style:font-name="Arial" fo:font-size="11pt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1" draw:name="Imagen1" text:anchor-type="char" svg:width="12.622cm" svg:height="24.134cm" draw:z-index="0"><draw:image xlink:href="Pictures/10000001000001DD00000390D9DCE450E49A51D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1T18:40:03.382000000</meta:creation-date>
    <dc:date>2022-12-01T19:52:17.750000000</dc:date>
    <meta:editing-duration>PT1H12M14S</meta:editing-duration>
    <meta:editing-cycles>2</meta:editing-cycles>
    <meta:generator>LibreOffice/7.4.3.2$Windows_X86_64 LibreOffice_project/1048a8393ae2eeec98dff31b5c133c5f1d08b890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